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PT Serif" svg:font-family="'PT Serif', Georgia, Times, 'Times New Roman', sans-serif"/>
    <style:font-face style:name="Georgia1" svg:font-family="Georgia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966in" style:rel-column-width="29041*"/>
    </style:style>
    <style:style style:name="Table1.B" style:family="table-column">
      <style:table-column-properties style:column-width="3.7271in" style:rel-column-width="36494*"/>
    </style:style>
    <style:style style:name="P1" style:family="paragraph" style:parent-style-name="Standard">
      <style:paragraph-properties fo:line-height="150%" fo:text-align="start" style:justify-single-word="false" style:text-autospace="none"/>
      <style:text-properties style:font-name="Georgia1" fo:font-size="26pt" style:font-name-asian="Georgia1" style:font-size-asian="26pt" style:font-name-complex="Georgia1" style:font-size-complex="26pt"/>
    </style:style>
    <style:style style:name="P2" style:family="paragraph" style:parent-style-name="Standard">
      <style:paragraph-properties fo:line-height="150%" fo:text-align="start" style:justify-single-word="false" style:text-autospace="none"/>
      <style:text-properties style:font-name="Georgia1" fo:font-size="18pt" fo:font-style="italic" style:font-name-asian="Georgia1" style:font-size-asian="18pt" style:font-style-asian="italic" style:font-name-complex="Georgia1" style:font-size-complex="18pt" style:font-style-complex="italic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style:font-name="Georgia1" fo:font-size="11pt" style:font-name-asian="Georgia1" style:font-size-asian="11pt" style:font-name-complex="Georgia1" style:font-size-complex="11pt"/>
    </style:style>
    <style:style style:name="P4" style:family="paragraph" style:parent-style-name="Standard">
      <style:paragraph-properties fo:line-height="150%" style:text-autospace="none"/>
      <style:text-properties style:font-name="Georgia" fo:font-size="12pt" style:font-name-asian="Georgia1" style:font-size-asian="12pt" style:font-name-complex="Georgia1" style:font-size-complex="12pt"/>
    </style:style>
    <style:style style:name="P5" style:family="paragraph" style:parent-style-name="Standard">
      <style:paragraph-properties fo:line-height="150%" fo:text-align="start" style:justify-single-word="false" style:text-autospace="none"/>
      <style:text-properties style:font-name="Georgia" fo:font-size="12pt" fo:font-style="italic" style:font-name-asian="Georgia1" style:font-size-asian="12pt" style:font-style-asian="italic" style:font-name-complex="Georgia1" style:font-size-complex="12pt" style:font-style-complex="italic"/>
    </style:style>
    <style:style style:name="P6" style:family="paragraph" style:parent-style-name="Standard">
      <style:paragraph-properties fo:line-height="150%" fo:text-align="start" style:justify-single-word="false" style:text-autospace="none"/>
      <style:text-properties fo:font-variant="normal" fo:text-transform="none" fo:color="#000000" style:font-name="Georgia" fo:font-size="11.3500003814697pt" fo:letter-spacing="normal" fo:font-style="normal" fo:font-weight="normal" style:font-name-asian="Georgia1" style:font-size-asian="20pt" style:font-name-complex="Georgia1" style:font-size-complex="20pt"/>
    </style:style>
    <style:style style:name="P7" style:family="paragraph" style:parent-style-name="Standard">
      <style:paragraph-properties fo:line-height="150%" fo:text-align="start" style:justify-single-word="false" style:text-autospace="none"/>
      <style:text-properties fo:font-variant="normal" fo:text-transform="none" fo:color="#000000" style:font-name="Georgia" fo:font-size="11.3500003814697pt" fo:letter-spacing="normal" fo:font-style="normal" fo:font-weight="normal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 style:text-autospace="none"/>
      <style:text-properties fo:font-variant="normal" fo:text-transform="none" fo:color="#000000" style:font-name="Georgia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2pt" style:font-name-asian="Georgia1" style:font-size-asian="12pt" style:font-name-complex="Georgia1" style:font-size-complex="12pt"/>
    </style:style>
    <style:style style:name="P10" style:family="paragraph" style:parent-style-name="Standard">
      <style:paragraph-properties fo:line-height="150%" style:text-autospace="none"/>
      <style:text-properties fo:color="#000000" style:font-name="Georgia" fo:font-size="12pt" style:font-name-asian="Georgia1" style:font-size-asian="12pt" style:font-name-complex="Georgia1" style:font-size-complex="12pt"/>
    </style:style>
    <style:style style:name="P11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2pt" fo:font-style="italic" style:font-name-asian="Georgia1" style:font-size-asian="12pt" style:font-style-asian="italic" style:font-name-complex="Georgia1" style:font-size-complex="12pt" style:font-style-complex="italic"/>
    </style:style>
    <style:style style:name="P13" style:family="paragraph" style:parent-style-name="Standard">
      <style:paragraph-properties fo:line-height="150%"/>
      <style:text-properties fo:color="#000000" style:font-name="Georgia"/>
    </style:style>
    <style:style style:name="P14" style:family="paragraph" style:parent-style-name="Standard">
      <style:paragraph-properties fo:line-height="150%" fo:text-align="start" style:justify-single-word="false" style:text-autospace="none"/>
      <style:text-properties fo:color="#000000" style:font-name="Georgia"/>
    </style:style>
    <style:style style:name="P15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20pt" style:font-name-asian="Georgia1" style:font-size-asian="20pt" style:font-name-complex="Georgia1" style:font-size-complex="20pt"/>
    </style:style>
    <style:style style:name="P16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0pt"/>
    </style:style>
    <style:style style:name="P17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0pt" style:font-name-asian="Georgia1" style:font-size-asian="10pt" style:font-name-complex="Georgia1" style:font-size-complex="10pt"/>
    </style:style>
    <style:style style:name="P18" style:family="paragraph" style:parent-style-name="Standard">
      <style:paragraph-properties fo:line-height="150%" style:text-autospace="none"/>
      <style:text-properties fo:color="#666666" style:font-name="Georgia" fo:font-size="12pt" style:font-name-asian="Georgia1" style:font-size-asian="12pt" style:font-name-complex="Georgia1" style:font-size-complex="12pt"/>
    </style:style>
    <style:style style:name="P19" style:family="paragraph" style:parent-style-name="Standard">
      <style:paragraph-properties fo:line-height="150%" fo:text-align="start" style:justify-single-word="false" fo:break-before="page" style:text-autospace="none"/>
      <style:text-properties fo:color="#000000" style:font-name="Georgia" fo:font-size="12pt" style:font-name-asian="Georgia1" style:font-size-asian="12pt" style:font-name-complex="Georgia1" style:font-size-complex="12pt"/>
    </style:style>
    <style:style style:name="P20" style:family="paragraph" style:parent-style-name="Standard">
      <style:paragraph-properties fo:line-height="150%"/>
      <style:text-properties fo:color="#000000" style:font-name="Georgia" fo:font-size="20pt" style:font-name-asian="Georgia1" style:font-size-asian="20pt" style:font-weight-asian="normal" style:font-name-complex="Georgia1" style:font-size-complex="20pt" style:font-weight-complex="normal"/>
    </style:style>
    <style:style style:name="T1" style:family="text">
      <style:text-properties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font-size="11.3500003814697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font-size="11.3500003814697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style:font-name="PT Serif"/>
    </style:style>
    <style:style style:name="T10" style:family="text">
      <style:text-properties fo:color="#000000"/>
    </style:style>
    <style:style style:name="T11" style:family="text">
      <style:text-properties fo:color="#666666"/>
    </style:style>
    <style:style style:name="T12" style:family="text">
      <style:text-properties fo:color="#666666" fo:font-style="italic" style:font-style-asian="italic" style:font-style-complex="italic"/>
    </style:style>
    <style:style style:name="T13" style:family="text">
      <style:text-properties fo:color="#4c4c4c"/>
    </style:style>
    <style:style style:name="T14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Tania Abanina</text:p>
            <text:p text:style-name="P2">web designer</text:p>
          </table:table-cell>
          <table:table-cell office:value-type="string">
            <text:p text:style-name="P3">Currently: Berlin, Germany</text:p>
            <text:p text:style-name="P3">Email: <text:a xlink:type="simple" xlink:href="mailto:hi@taniaabanina.com"><text:span text:style-name="T13">hi@taniaabanina.com</text:span></text:a></text:p>
            <text:p text:style-name="P3">Phone number: +49 (0)15 73 689 5441</text:p>
            <text:p text:style-name="P3">Homepage: <text:a xlink:type="simple" xlink:href="http://taniaabanina.com/"><text:span text:style-name="T13">http://taniaabanina.com</text:span></text:a></text:p>
            <text:p text:style-name="P3">Linkedin: <text:a xlink:type="simple" xlink:href="http://www.linkedin.com/in/taniaabanina"><text:span text:style-name="T13">http://www.linkedin.com/in/taniaabanina</text:span></text:a></text:p>
            <text:p text:style-name="P3">Мойкруг: <text:a xlink:type="simple" xlink:href="http://taniaabanina.moikrug.ru/"><text:span text:style-name="T13">http://taniaabanina.moikrug.ru</text:span></text:a></text:p>
          </table:table-cell>
        </table:table-row>
      </table:table>
      <text:p text:style-name="P15"/>
      <text:p text:style-name="P15">Specialities</text:p>
      <text:p text:style-name="P6"><text:span text:style-name="T9">Design in the browser, r</text:span>esponsive web design, UX/UI design, templating (PHP/Wordpress, Rails, Django, Bootstrap customization)</text:p>
      <text:p text:style-name="P6"/>
      <text:p text:style-name="P14"><text:span text:style-name="T1">Technologies: </text:span><text:span text:style-name="T3">HTML</text:span><text:span text:style-name="T6">/</text:span><text:span text:style-name="T7">HTML5, CSS/CSS3, SASS/LESS, Compass, JavaScript (jQuery), SEO</text:span></text:p>
      <text:p text:style-name="P7"/>
      <text:p text:style-name="P16"><text:span text:style-name="T1">Tools: </text:span><text:span text:style-name="T8">Paper &amp; pencil, Balsamiq Mockups, Adobe Photoshop, Adobe Fireworks, Adobe InDesign, Git, Mercurial, SVN, Sublime Text 2</text:span></text:p>
      <text:p text:style-name="P8"/>
      <text:p text:style-name="P15">Experience</text:p>
      <text:p text:style-name="P9"/>
      <text:p text:style-name="P11">Freelance web designer and client-side developer</text:p>
      <text:p text:style-name="P9">September 2009 – present</text:p>
      <text:p text:style-name="P9"><text:a xlink:type="simple" xlink:href="http://taniaabanina.com/"><text:span text:style-name="T12">http://taniaabanina.com</text:span></text:a></text:p>
      <text:p text:style-name="P9"><text:span text:style-name="T5">Web design (design in the browser, responsive web design),</text:span> client-side development, prototyping, writing expression of requirements, user interface consulting</text:p>
      <text:p text:style-name="P9"/>
      <text:p text:style-name="P11">Photographer</text:p>
      <text:p text:style-name="P9">August 2012 – August 2013</text:p>
      <text:p text:style-name="P5"><text:span text:style-name="T10">Airbnb – </text:span><text:a xlink:type="simple" xlink:href="http://airbnb.com/"><text:span text:style-name="T11">http://airbnb.com</text:span></text:a></text:p>
      <text:p text:style-name="P9">Interior photographer</text:p>
      <text:p text:style-name="P9"/>
      <text:p text:style-name="P11">Web designer</text:p>
      <text:p text:style-name="P9">May 2005 – October 2009 (4 years 6 months)</text:p>
      <text:p text:style-name="P5"><text:span text:style-name="T10">Biysk technological institute –</text:span><text:span text:style-name="T11"> </text:span><text:a xlink:type="simple" xlink:href="http://www.bti.secna.ru/"><text:span text:style-name="T13">http://www.bti.secna.ru</text:span></text:a></text:p>
      <text:p text:style-name="P9">Web sites design and development; database design, front-end coding; content management</text:p>
      <text:p text:style-name="P19"/>
      <text:p text:style-name="P11">Teacher</text:p>
      <text:p text:style-name="P9">October 2008 – May 2009 (8 months)</text:p>
      <text:p text:style-name="P12">Sunday computer school at Biysk technological institute</text:p>
      <text:p text:style-name="P9">Teacher of course ÇMultimedia technologyÈ (Adobe Photoshop, Adobe Flash, Adobe</text:p>
      <text:p text:style-name="P9">Premiere, 3ds Max) for children 11-13 years</text:p>
      <text:p text:style-name="P9"/>
      <text:p text:style-name="P15">Projects</text:p>
      <text:p text:style-name="P11">Coach</text:p>
      <text:p text:style-name="P17"><text:span text:style-name="T2">22</text:span><text:span text:style-name="T4">th </text:span><text:span text:style-name="T2">- 25</text:span><text:span text:style-name="T4">th </text:span><text:span text:style-name="T2">of August 2012</text:span></text:p>
      <text:p text:style-name="P5"><text:span text:style-name="T10">Open TechSchool – </text:span><text:span text:style-name="T13"><text:s/></text:span><text:a xlink:type="simple" xlink:href="http://www.opentechschool.org/"><text:span text:style-name="T11">http://www.opentechschool.org/</text:span></text:a></text:p>
      <text:p text:style-name="P9">Coach of workshops about SASS and web design at Campus Party 2012</text:p>
      <text:p text:style-name="P9"/>
      <text:p text:style-name="P15">Education</text:p>
      <text:p text:style-name="P11">Biysk technological institute (branch) Altai state technical university</text:p>
      <text:p text:style-name="P9">2002 – 2007</text:p>
      <text:p text:style-name="P9">Diploma specialist</text:p>
      <text:p text:style-name="P9">Special subject: Quality management</text:p>
      <text:p text:style-name="P9">Qualification: Engineer–manager</text:p>
      <text:p text:style-name="P9"/>
      <text:p text:style-name="P20">Courses</text:p>
      <text:p text:style-name="P13">Summer intensive course of illustration at British Higher School of Art and Design</text:p>
      <text:p text:style-name="P13">July, 2011</text:p>
      <text:p text:style-name="P9"/>
      <text:p text:style-name="P15">Languages</text:p>
      <text:p text:style-name="P10">Russian (native), English (professional working)</text:p>
      <text:p text:style-name="P10"/>
      <text:p text:style-name="P15">Code samples</text:p>
      <text:p text:style-name="P4"><text:a xlink:type="simple" xlink:href="https://github.com/tataata"><text:span text:style-name="T11">https://github.com/tataata</text:span></text:a></text:p>
      <text:p text:style-name="P4"><text:a xlink:type="simple" xlink:href="https://bitbucket.org/tataata"><text:span text:style-name="T11">https://bitbucket.org/tataata</text:span>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T Serif" svg:font-family="'PT Serif', Georgia, Times, 'Times New Roman', sans-serif"/>
    <style:font-face style:name="Georgia1" svg:font-family="Georgia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09T17:55:40</meta:creation-date>
    <dc:date>2014-02-28T21:36:36</dc:date>
    <meta:editing-duration>PT23M3S</meta:editing-duration>
    <meta:editing-cycles>8</meta:editing-cycles>
    <meta:generator>OpenOffice.org/3.3$Unix OpenOffice.org_project/330m20$Build-9567</meta:generator>
    <meta:document-statistic meta:table-count="1" meta:image-count="0" meta:object-count="0" meta:page-count="2" meta:paragraph-count="49" meta:word-count="235" meta:character-count="1888"/>
  </office:meta>
</office:document-meta>
</file>